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ato Medium1"/>
    </style:style>
    <style:style style:name="P2" style:family="paragraph" style:parent-style-name="Text_20_body">
      <style:text-properties style:font-name="Lato Medium1" fo:font-size="12pt" style:font-size-asian="12pt" style:font-size-complex="12pt"/>
    </style:style>
    <style:style style:name="P3" style:family="paragraph" style:parent-style-name="Text_20_body" style:list-style-name="L3">
      <style:text-properties officeooo:paragraph-rsid="0033db27"/>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5pt" fo:font-style="normal" style:text-underline-style="solid" style:text-underline-width="auto" style:text-underline-color="font-color" fo:font-weight="normal" style:text-blinking="false" fo:background-color="transparent" style:font-size-asian="15pt" style:font-size-complex="15p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rsid="0033db27" officeooo:paragraph-rsid="0033db27"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20%" fo:text-align="justify" style:justify-single-word="false" style:writing-mode="lr-tb"/>
      <style:text-properties style:font-name="Lato Medium1" fo:font-size="12pt" style:font-size-asian="12pt" style:font-size-complex="12pt"/>
    </style:style>
    <style:style style:name="P8"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5pt" fo:font-style="normal" style:text-underline-style="none" fo:font-weight="normal" officeooo:rsid="0033db27" officeooo:paragraph-rsid="0033db27" style:text-blinking="false" fo:background-color="transparent" style:font-size-asian="13.1000003814697pt" style:font-size-complex="15pt"/>
    </style:style>
    <style:style style:name="P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10"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7ef6d" style:text-blinking="false" fo:background-color="transparent" style:font-size-asian="12pt" style:font-size-complex="12pt"/>
    </style:style>
    <style:style style:name="P11"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6691a"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6691a"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rsid="0037ef6d" officeooo:paragraph-rsid="0037ef6d" style:text-blinking="false" fo:background-color="transparent" style:font-size-asian="10.5pt" style:font-size-complex="12pt"/>
    </style:style>
    <style:style style:name="P15"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style:font-size-asian="12pt" style:font-size-complex="12pt"/>
    </style:style>
    <style:style style:name="P16" style:family="paragraph" style:parent-style-name="Text_20_body" style:list-style-name="L3">
      <style:paragraph-properties fo:margin-top="0cm" fo:margin-bottom="0cm" loext:contextual-spacing="false" fo:line-height="120%" fo:text-align="justify" style:justify-single-word="false" style:writing-mode="lr-tb"/>
      <style:text-properties officeooo:paragraph-rsid="0033db27"/>
    </style:style>
    <style:style style:name="P17" style:family="paragraph" style:parent-style-name="Text_20_body" style:list-style-name="L3">
      <style:paragraph-properties fo:margin-top="0cm" fo:margin-bottom="0cm" loext:contextual-spacing="false" fo:line-height="120%" fo:text-align="justify" style:justify-single-word="false" style:writing-mode="lr-tb"/>
      <style:text-properties officeooo:rsid="00343892" officeooo:paragraph-rsid="00343892"/>
    </style:style>
    <style:style style:name="P18"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3"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lr-tb"/>
      <style:text-properties fo:font-variant="normal" fo:text-transform="none" fo:color="#000000" style:text-line-through-style="none" style:text-line-through-type="none" style:font-name="Lato Medium1" fo:font-size="11pt" fo:font-style="normal" style:text-underline-style="none" fo:font-weight="normal" officeooo:rsid="00343892" officeooo:paragraph-rsid="00343892" style:text-blinking="false" fo:background-color="transparent" style:font-size-asian="13.1000003814697pt" style:font-size-complex="15pt"/>
    </style:style>
    <style:style style:name="P20"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21"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6691a" officeooo:paragraph-rsid="0036691a" style:text-blinking="false" fo:background-color="transparent" style:font-size-asian="12pt" style:font-size-complex="12pt"/>
    </style:style>
    <style:style style:name="P22"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7e0ee" officeooo:paragraph-rsid="0037e0ee" style:text-blinking="false" fo:background-color="transparent" style:font-size-asian="12pt" style:font-size-complex="12pt"/>
    </style:style>
    <style:style style:name="P23" style:family="paragraph" style:parent-style-name="Text_20_body" style:list-style-name="L3" style:master-page-name="">
      <loext:graphic-properties draw:fill="none"/>
      <style:paragraph-properties fo:margin-left="1.3cm" fo:margin-right="0cm" fo:margin-top="0cm" fo:margin-bottom="0cm" loext:contextual-spacing="false" fo:line-height="120%" fo:text-align="justify" style:justify-single-word="false" fo:text-indent="0.6cm" style:auto-text-indent="false" style:page-number="auto"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43892" officeooo:paragraph-rsid="00343892" style:text-blinking="false" fo:background-color="transparent" style:font-size-asian="12pt" style:font-size-complex="12pt"/>
    </style:style>
    <style:style style:name="P24"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33db27" officeooo:paragraph-rsid="0033db27" style:font-size-asian="17.5pt" style:font-size-complex="20pt"/>
    </style:style>
    <style:style style:name="P25" style:family="paragraph" style:parent-style-name="Standard">
      <style:paragraph-properties fo:text-align="justify" style:justify-single-word="false"/>
      <style:text-properties style:font-name="Lato Medium1" fo:font-size="13pt" style:text-underline-style="none" officeooo:rsid="0031d4d0" officeooo:paragraph-rsid="0031d4d0" style:font-size-asian="13pt" style:font-size-complex="13pt"/>
    </style:style>
    <style:style style:name="P26" style:family="paragraph" style:parent-style-name="Standard">
      <style:paragraph-properties fo:text-align="justify" style:justify-single-word="false"/>
      <style:text-properties style:font-name="Lato Medium1" fo:font-size="13pt" style:text-underline-style="none" officeooo:rsid="00385114" officeooo:paragraph-rsid="00385114" style:font-size-asian="13pt" style:font-size-complex="13pt"/>
    </style:style>
    <style:style style:name="P2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5.75pt" style:font-size-complex="18pt"/>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1bfc14" style:text-blinking="false" fo:background-color="transparent" style:font-size-asian="15.75pt" style:font-size-complex="18pt"/>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5.75pt" style:font-size-complex="18pt"/>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1cea11" style:text-blinking="false" fo:background-color="transparent" style:font-size-asian="15.75pt" style:font-size-complex="18pt"/>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3.1000003814697pt" style:font-size-complex="15pt"/>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346e68" style:text-blinking="false" fo:background-color="transparent" style:font-size-asian="13.1000003814697pt" style:font-size-complex="15pt"/>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36691a" style:text-blinking="false" fo:background-color="transparent" style:font-size-asian="13.1000003814697pt" style:font-size-complex="15pt"/>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31d4d0" officeooo:paragraph-rsid="00346e68" style:text-blinking="false" fo:background-color="transparent" style:font-size-asian="13.1000003814697pt" style:font-size-complex="15pt"/>
    </style:style>
    <style:style style:name="P3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249ef" officeooo:paragraph-rsid="001bfc14" style:text-blinking="false" fo:background-color="transparent"/>
    </style:style>
    <style:style style:name="P3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5pt" fo:font-style="normal" style:text-underline-style="none" fo:font-weight="normal" officeooo:rsid="001bfc14" officeooo:paragraph-rsid="00346e68" style:text-blinking="false" fo:background-color="transparent" style:font-size-asian="15pt" style:font-size-complex="15p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5pt" fo:font-style="normal" style:text-underline-style="none" fo:font-weight="normal" officeooo:rsid="001cea11" officeooo:paragraph-rsid="001cea11" style:text-blinking="false" fo:background-color="transparent" style:font-size-asian="15pt" style:font-size-complex="15pt"/>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3pt" fo:font-style="normal" style:text-underline-style="none" fo:font-weight="normal" officeooo:rsid="001cea11" officeooo:paragraph-rsid="001cea11" style:text-blinking="false" fo:background-color="transparent" style:font-size-asian="13pt" style:font-size-complex="13pt"/>
    </style:style>
    <style:style style:name="P3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4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257629" officeooo:paragraph-rsid="00343892" style:text-blinking="false" fo:background-color="transparent" style:font-size-asian="13.1000003814697pt" style:font-size-complex="15pt"/>
    </style:style>
    <style:style style:name="P4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57629" officeooo:paragraph-rsid="00346e68" style:text-blinking="false" fo:background-color="transparent" style:font-size-asian="12pt" style:font-size-complex="12pt"/>
    </style:style>
    <style:style style:name="P4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6e505" officeooo:paragraph-rsid="00346e68" style:text-blinking="false" fo:background-color="transparent" style:font-size-asian="12pt" style:font-size-complex="12pt"/>
    </style:style>
    <style:style style:name="P4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4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cea11" officeooo:paragraph-rsid="0036691a" style:text-blinking="false" fo:background-color="transparent" style:font-size-asian="12pt" style:font-size-complex="12pt"/>
    </style:style>
    <style:style style:name="P4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31d4d0" officeooo:paragraph-rsid="00346e68" style:text-blinking="false" fo:background-color="transparent" style:font-size-asian="12pt" style:font-size-complex="12pt"/>
    </style:style>
    <style:style style:name="P4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48" style:family="paragraph" style:parent-style-name="Standard">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1pt" fo:font-style="normal" style:text-underline-style="none" fo:font-weight="normal" officeooo:rsid="0023e3e7" officeooo:paragraph-rsid="00343892" style:text-blinking="false" fo:background-color="transparent" style:font-size-asian="13.1000003814697pt" style:font-size-complex="15pt"/>
    </style:style>
    <style:style style:name="P4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cea11" officeooo:paragraph-rsid="00346e68" style:text-blinking="false" fo:background-color="transparent" style:font-size-asian="12pt" style:font-size-complex="12pt"/>
    </style:style>
    <style:style style:name="P5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30db17" officeooo:paragraph-rsid="00346e68" style:text-blinking="false" fo:background-color="transparent" style:font-size-asian="13.1000003814697pt" style:font-size-complex="15pt"/>
    </style:style>
    <style:style style:name="P51" style:family="paragraph" style:parent-style-name="Standard" style:list-style-name="L1" style:master-page-name="">
      <style:paragraph-properties fo:text-align="justify" style:justify-single-word="false" style:page-number="auto"/>
      <style:text-properties fo:font-variant="normal" fo:text-transform="none" fo:color="#000000" style:text-line-through-style="none" style:text-line-through-type="none" style:font-name="Lato Medium1" fo:font-size="15pt" fo:font-style="normal" style:text-underline-style="none" fo:font-weight="normal" officeooo:rsid="001bfc14" officeooo:paragraph-rsid="0036691a" style:text-blinking="false" fo:background-color="transparent" style:font-size-asian="15pt" style:font-size-complex="15pt"/>
    </style:style>
    <style:style style:name="P52"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bfc14" officeooo:paragraph-rsid="00346e68" style:text-blinking="false" fo:background-color="transparent" style:font-size-asian="12pt" style:font-size-complex="12pt"/>
    </style:style>
    <style:style style:name="P53"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d20ea" officeooo:paragraph-rsid="00346e68" style:text-blinking="false" fo:background-color="transparent" style:font-size-asian="12pt" style:font-size-complex="12pt"/>
    </style:style>
    <style:style style:name="P54"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55"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071ad" officeooo:paragraph-rsid="00346e68" style:text-blinking="false" fo:background-color="transparent" style:font-size-asian="12pt" style:font-size-complex="12pt"/>
    </style:style>
    <style:style style:name="P56"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249ef" officeooo:paragraph-rsid="00346e68" style:text-blinking="false" fo:background-color="transparent" style:font-size-asian="12pt" style:font-size-complex="12pt"/>
    </style:style>
    <style:style style:name="P57" style:family="paragraph" style:parent-style-name="Standard">
      <loext:graphic-properties draw:fill="none"/>
      <style:paragraph-properties fo:margin-left="1.401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1bfc14" officeooo:paragraph-rsid="00346e68" style:text-blinking="false" fo:background-color="transparent" style:font-size-asian="12pt" style:font-size-complex="12pt"/>
    </style:style>
    <style:style style:name="P58"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d20ea" officeooo:paragraph-rsid="00346e68" style:text-blinking="false" fo:background-color="transparent" style:font-size-asian="12pt" style:font-size-complex="12pt"/>
    </style:style>
    <style:style style:name="T1" style:family="text">
      <style:text-properties officeooo:rsid="001d20ea"/>
    </style:style>
    <style:style style:name="T2" style:family="text">
      <style:text-properties officeooo:rsid="001f20e2"/>
    </style:style>
    <style:style style:name="T3" style:family="text">
      <style:text-properties officeooo:rsid="0023e3e7"/>
    </style:style>
    <style:style style:name="T4" style:family="text">
      <style:text-properties officeooo:rsid="00247c2d"/>
    </style:style>
    <style:style style:name="T5" style:family="text">
      <style:text-properties officeooo:rsid="0026e505"/>
    </style:style>
    <style:style style:name="T6" style:family="text">
      <style:text-properties officeooo:rsid="002d25bb"/>
    </style:style>
    <style:style style:name="T7" style:family="text">
      <style:text-properties officeooo:rsid="0031d4d0"/>
    </style:style>
    <style:style style:name="T8" style:family="text">
      <style:text-properties fo:background-color="transparent" loext:char-shading-value="0"/>
    </style:style>
    <style:style style:name="T9" style:family="text">
      <style:text-properties fo:font-variant="normal" fo:text-transform="none" fo:color="#000000" style:text-line-through-style="none" style:text-line-through-type="none" style:font-name="Lato Medium1" fo:font-size="15pt" fo:font-style="normal" style:text-underline-style="none" fo:font-weight="normal" style:text-blinking="false" fo:background-color="transparent" loext:char-shading-value="0" style:font-size-asian="13.1000003814697pt" style:font-size-complex="15pt"/>
    </style:style>
    <style:style style:name="T10" style:family="text">
      <style:text-properties fo:font-variant="normal" fo:text-transform="none" fo:color="#000000" style:text-line-through-style="none" style:text-line-through-type="none" style:font-name="Lato Medium1" fo:font-size="15pt" fo:font-style="normal" style:text-underline-style="none" fo:font-weight="normal" officeooo:rsid="0033db27" style:text-blinking="false" fo:background-color="transparent" loext:char-shading-value="0" style:font-size-asian="13.1000003814697pt" style:font-size-complex="15pt"/>
    </style:style>
    <style:style style:name="T11" style:family="text">
      <style:text-properties fo:font-variant="normal" fo:text-transform="none" fo:color="#000000" style:text-line-through-style="none" style:text-line-through-type="none" style:font-name="Lato Medium1" fo:font-size="11pt" fo:font-style="normal" style:text-underline-style="none" fo:font-weight="normal" style:text-blinking="false" fo:background-color="transparent" loext:char-shading-value="0" style:font-size-asian="13.1000003814697pt" style:font-size-complex="15pt"/>
    </style:style>
    <style:style style:name="T12" style:family="text">
      <style:text-properties fo:font-variant="normal" fo:text-transform="none" fo:color="#000000" style:text-line-through-style="none" style:text-line-through-type="none" style:font-name="Lato Medium1" fo:font-size="11pt" fo:font-style="normal" style:text-underline-style="none" fo:font-weight="normal" officeooo:rsid="001bfc14" style:text-blinking="false" fo:background-color="transparent" loext:char-shading-value="0" style:font-size-asian="13.1000003814697pt" style:font-size-complex="15pt"/>
    </style:style>
    <style:style style:name="T13" style:family="text">
      <style:text-properties fo:font-variant="normal" fo:text-transform="none" fo:color="#000000" style:text-line-through-style="none" style:text-line-through-type="none" style:font-name="Lato Medium1" fo:font-size="11pt" fo:font-style="normal" style:text-underline-style="none" fo:font-weight="normal" officeooo:rsid="00346e68" style:text-blinking="false" fo:background-color="transparent" loext:char-shading-value="0" style:font-size-asian="13.1000003814697pt" style:font-size-complex="15pt"/>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tyle="normal" fo:font-weight="normal" officeooo:rsid="00385114" style:text-blinking="false" fo:background-color="transparent" loext:char-shading-value="0"/>
    </style:style>
    <style:style style:name="T17" style:family="text">
      <style:text-properties fo:font-size="18pt" style:font-size-asian="18pt" style:font-size-complex="18pt"/>
    </style:style>
    <style:style style:name="T18" style:family="text">
      <style:text-properties fo:font-size="15pt"/>
    </style:style>
    <style:style style:name="T19" style:family="text">
      <style:text-properties fo:font-size="15pt" officeooo:rsid="0033db27" style:font-size-asian="13.1000003814697pt" style:font-size-complex="15pt"/>
    </style:style>
    <style:style style:name="T20" style:family="text">
      <style:text-properties fo:font-size="15pt" officeooo:rsid="0037ef6d" style:font-size-asian="13.1000003814697pt" style:font-size-complex="15pt"/>
    </style:style>
    <style:style style:name="T21" style:family="text">
      <style:text-properties officeooo:rsid="001cea11"/>
    </style:style>
    <style:style style:name="T22" style:family="text">
      <style:text-properties officeooo:rsid="002a21da" style:font-size-asian="13.1000003814697pt" style:font-size-complex="15pt"/>
    </style:style>
    <style:style style:name="T23" style:family="text">
      <style:text-properties style:font-name="Lato Medium1" fo:font-size="15pt" officeooo:rsid="0033db27" style:font-size-asian="13.1000003814697pt" style:font-size-complex="15pt"/>
    </style:style>
    <style:style style:name="T24" style:family="text">
      <style:text-properties officeooo:rsid="00343892"/>
    </style:style>
    <style:style style:name="T25" style:family="text">
      <style:text-properties officeooo:rsid="001bfc14"/>
    </style:style>
    <style:style style:name="T26" style:family="text">
      <style:text-properties officeooo:rsid="00346e68"/>
    </style:style>
    <style:style style:name="T27" style:family="text">
      <style:text-properties fo:font-size="12pt" style:font-size-asian="12pt" style:font-size-complex="12pt"/>
    </style:style>
    <style:style style:name="T28" style:family="text">
      <style:text-properties fo:font-size="12pt" officeooo:rsid="001bfc14" style:font-size-asian="12pt" style:font-size-complex="12pt"/>
    </style:style>
    <style:style style:name="T29" style:family="text">
      <style:text-properties fo:font-size="12pt" officeooo:rsid="0031d4d0" style:font-size-asian="12pt" style:font-size-complex="12pt"/>
    </style:style>
    <style:style style:name="T30" style:family="text">
      <style:text-properties officeooo:rsid="0036691a"/>
    </style:style>
    <style:style style:name="T31" style:family="text">
      <style:text-properties officeooo:rsid="0037e0ee"/>
    </style:style>
    <style:style style:name="T32" style:family="text">
      <style:text-properties officeooo:rsid="002071ad"/>
    </style:style>
    <style:style style:name="T33" style:family="text">
      <style:text-properties officeooo:rsid="002376a3"/>
    </style:style>
    <style:style style:name="T34" style:family="text">
      <style:text-properties officeooo:rsid="00385114"/>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P2: Machine Learning</text:p>
      <text:p text:style-name="P24"/>
      <text:p text:style-name="P7"><text:span text:style-name="T14">Comenzamos uniendo todos los archivos de cada tipo, ya que había diferentes versiones de cada uno. Esto se puede ver en: TP2/Uniendo los archivos.ipynb</text:span></text:p>
      <text:p text:style-name="P5">Nos quedaron entonces:</text:p>
      <text:p text:style-name="P18">- educacion.csv: con los datos de la educación de todos los postulantes.</text:p>
      <text:p text:style-name="P18">- genero_y_edad.csv: con los datos de género y edad de todos los postulantes.</text:p>
      <text:p text:style-name="P18">- vistas.csv: con los datos de los pares idaviso - idpostulante cuyo postulante visitó el aviso.</text:p>
      <text:p text:style-name="P18">Al unir todas las vistas nos quedó un archivo de 1GB y la máquina de ninguna lo podía levantar, así que en un principio lo descartamos de cualquier set de entrenamiento.</text:p>
      <text:p text:style-name="P18">- postulaciones.csv: con los pares idaviso - idpostulante cuyos postulantes se postularon al aviso</text:p>
      <text:p text:style-name="P18">- avisos_online.csv: con la lista de avisos online.</text:p>
      <text:p text:style-name="P18">- avisos_detalle.csv: con todos los datos de los avisos.</text:p>
      <text:p text:style-name="P2"/>
      <text:p text:style-name="P5">Luego decidimos hacer 3 grandes archivos: uno con todos los datos de los postulantes, otro con todos los de los avisos y el último con datos de postulaciones y no postulaciones aleatorias.</text:p>
      <text:p text:style-name="P18">- El primero lo hicimos en "Postulantes_unico_archivo.ipynb". Acá limpiamos los sets de datos (educacion.csv y genero_y_edad.csv) tal cual habíamos hecho en el tp1. Quitamos a las personas entre 16 y 70 años, ya que los menores de 16 no tienen edad legal para trabajar y los mayores de 70 ya deberían estar jubilados. Además habíamos visto en el tp 1 que eran muy pocos los que estaban fuera de ese rango. También nos quedamos con el mayor nivel educativo de cada postulante y filtramos ids repetidos. Generamos así "postulantes.csv".</text:p>
      <text:p text:style-name="P18">- Para el segundo utilizamos, en "Avisos_a_unico_archivo.ipynb", los datos de "avisos_detalles.csv" y "avisos_online.csv". De movida descartamos los datos de las columnas ciudad y mapacalle ya que eran muy pocos los archivos que lo tenían. También borramos las filas que no tenían 'denominación_empresa' ya que eran pocas (luego nos dimos cuenta de este error y de otros y los corregimos en un futuro training set)</text:p>
      <text:p text:style-name="P18">- Por último agarramos todas las postulaciones y le creamos la columna se postuló llena de 1. Luego creamos la misma cantidad de pares idaviso-idpostulante al azar y lo llenamos de 0, suponiendo que todas los pares que no estaban era porque no había existido dicha postulación. Usamos mitad y mitad porque hicimos dos submits de prueba en "proporción_de_postulaciones.ipynb" (uno lleno de 1s y otro lleno de 0s y ambos dieron una precisión del 50%, por lo que entendemos que tenemos que predecir igual cantidad de 0s que de 1s). En este mismo notebook, subimos todos 0.5 <text:soft-page-break/>para asegurarnos de poder subir las probabilidades que nos arrojaran los algoritmos. Creamos así el Trainig_set.csv</text:p>
      <text:p text:style-name="P2"/>
      <text:p text:style-name="P5">Más tarde tomamos estos sets y los formateamos. Convertimos todas las columnas con datos categóricos a números. Por ejemplo, masc = 0, Fem=1 y no declara = 0.5 para el género de los postulantes y diferentes cosas de ese estilo. Lo mismo para los avisos. También llenamos con el promedio, en un principio, a los datos que faltaban.</text:p>
      <text:p text:style-name="P5">Hicimos esto porque la mayoría de los algoritmos de machine learning necesitan datos numéricos para funcionar. Esto se puede ver en archivos_to_training_set.ipynb y postulantes_to_training_set.ipynb, donde generamos los csv ‘avisos_ts1’ y ‘postulantes_to_train_1’.</text:p>
      <text:p text:style-name="P2"/>
      <text:p text:style-name="P5">Finalmente tomamos el Training_set.csv y el set de datos de test para hacer los submits, y los unimos con estos últimos. Tuvimos algunas faltantes. En ese momento no nos dimos cuenta por qué y pensamos que al final seguían faltando datos, pero después nos dimos cuenta de que era porque habíamos borrado datos, como los de las personas con más de 70 años y los avisos a los que le faltaban muchos datos.</text:p>
      <text:p text:style-name="P2"/>
      <text:p text:style-name="P5">A partir de acá fuimos generando diferentes sets de entrenamiento de distintos tamaños.</text:p>
      <text:p text:style-name="P5"/>
      <text:p text:style-name="P6">En un segundo y más completo training set, no eliminamos ninguna fila, ni con los datos de la edad ni los avisos sin denominación empresa ni nada raro. Generamos unps nuevos csv: ‘avisos_ts2’ y ‘postulantes_to_train_2’. Al rearmar el training set con estos datos completos, Obtuvimos mucho mejores resultados.</text:p>
      <text:p text:style-name="P2"/>
      <text:p text:style-name="P4"><text:span text:style-name="T17">Submits: (Algoritmos en TP2/Algoritmos_de_prediccion</text:span>)</text:p>
      <text:p text:style-name="P1"/>
      <text:list xml:id="list4211098788677075812" text:style-name="L3">
        <text:list-item>
          <text:p text:style-name="P3"><text:span text:style-name="T23">Submits de test</text:span></text:p>
        </text:list-item>
      </text:list>
      <text:list xml:id="list5787444297089773364" text:style-name="L2">
        <text:list-header>
          <text:p text:style-name="P15"><text:span text:style-name="T8">Nuestros primeros 3 submits fueron para probar el funcionamiento de kaggle y calcular la proporción de ceros y unos en el set de 100k a predecir. Para eso decidimos  propone que todos los postulantes se habìan postulado a todos los avisos (todos unos) y que ninguno se habìa postulado a nada (todos ceros). Ambos submits nos dieron %50 de accuracy, por lo que dedujimos que dentro de los 100k pares, había 50k postulaciones (1) y 50k no postulaciones (0). El tercero fue un submit lleno de 0.5 para comprobar que kaggle aceptara números con coma en la columna de postulaciones y que esto no afectara el score. También obtuvimos un %50 de score así que estabamos en lo cierto.</text:span></text:p>
          <text:p text:style-name="P11"><text:soft-page-break/>Luego, para ratificar lo anterior, hicimos un par de postulaciones con números random entre 0/1 y tamb<text:span text:style-name="T26">i</text:span>én nos dieron scores muy cercanos al %50 como esper<text:span text:style-name="T26">á</text:span>bamos.</text:p>
        </text:list-header>
      </text:list>
      <text:p text:style-name="P5"/>
      <text:list xml:id="list1490863390087067558" text:style-name="L1">
        <text:list-item>
          <text:p text:style-name="P36">Decision Tree</text:p>
        </text:list-item>
      </text:list>
      <text:p text:style-name="P32"/>
      <text:p text:style-name="P49">Con este algoritmo obtuvimos <text:s/>el peor resultado ya que los submits iban por debajo de 0.5, utilizando como criterio “entropy”, ya que “ginni” <text:span text:style-name="T3">nos dió peores resultados</text:span>, con un random state de 1000. <text:span text:style-name="T4">Sin definir profundidad. No importa el random que se utilice ya que el score con el set de entrenamiento del modelo es el mismo.</text:span></text:p>
      <text:p text:style-name="P42"/>
      <text:p text:style-name="P42">Si le definimos un max_depth = 50, vemos que la presició<text:span text:style-name="T5">n es la misma, un 59% aproximadamente.</text:span></text:p>
      <text:p text:style-name="P43">Si no definimos un random state, con la misma profundidad, vemos que efectivamente es la misma precisión.</text:p>
      <text:p text:style-name="P44"><text:span text:style-name="T5">El mejor submit de kaggle de este algoritmo es de 0.60. El submit de kaggle 0.61.</text:span></text:p>
      <text:p text:style-name="P44"/>
      <text:list xml:id="list181004209573509" text:continue-numbering="true" text:style-name="L1">
        <text:list-item>
          <text:p text:style-name="P51">Decision Tree <text:span text:style-name="T30">Regressor</text:span></text:p>
        </text:list-item>
      </text:list>
      <text:p text:style-name="P33"/>
      <text:p text:style-name="P45">Con este algoritmo obtuvimos <text:span text:style-name="T30">bastantes buenos resultados (dentro de los bajos resultados <text:tab/>que obtuvimos en general), es por eso que lo probamos con ambos trainings sets, sin embargo, con submits de score, 057 y 0,58. Sin embargo, ni el training set completo ni el balanceo de ceros y unos que utilizamos también en <text:s/>KNN, mejoró a más de 0,60</text:span></text:p>
      <text:p text:style-name="P32"/>
      <text:list xml:id="list181003579326131" text:continue-numbering="true" text:style-name="L1">
        <text:list-item>
          <text:p text:style-name="P36">Random Forest Classifier</text:p>
        </text:list-item>
      </text:list>
      <text:p text:style-name="P31"/>
      <text:p text:style-name="P50">Utilizamos criterio “entropy”, con un random state de 10000, los resultados fueron muy <text:span text:style-name="T27">bajos con todos los datos posibles. Pero al utilizar una muestra de 1.5 millones. El submit mejoró visiblemente siendo el mayor obtenido de</text:span><text:span text:style-name="T29"> 0.63806 <text:s/>Submits/submitRFC4.csv, con un score de 0.60 con el set de entrenamiento.</text:span></text:p>
      <text:p text:style-name="P46">Con los datos generales anteriores vemos que ningún algoritmo entrenó correctamente, ya que no pudimos superar el resultado de kaggle de 0.56.</text:p>
      <text:p text:style-name="P34"/>
      <text:list xml:id="list181004447716653" text:continue-numbering="true" text:style-name="L1">
        <text:list-header>
          <text:p text:style-name="P27"/>
        </text:list-header>
        <text:list-item>
          <text:p text:style-name="P36">Random Forest Regressor</text:p>
        </text:list-item>
      </text:list>
      <text:p text:style-name="P29"/>
      <text:p text:style-name="P58">Utilizamos una profundidad que varió entre 25, 50, 100 y por default. Con un random state que varió entre 0, 100<text:span text:style-name="T4">0</text:span>, 1000<text:span text:style-name="T4">0</text:span>, 50<text:span text:style-name="T2">00</text:span>00. Vimos que los <text:span text:style-name="T2">que mejor resultado nos dió fue una profundidad 25 y un random de 1000.</text:span></text:p>
      <text:p text:style-name="P52"/>
      <text:p text:style-name="P53"><text:s/>Estos resultados fueron realizados sin los ids</text:p>
      <text:p text:style-name="P53">-Submit del archivo submitRFR5.csv: 0.49528</text:p>
      <text:p text:style-name="P53">-Submit del archivo submitRFR6.csv: 0.49402</text:p>
      <text:p text:style-name="P53"/>
      <text:p text:style-name="P53">Seteamos la edad con numeros mas pequeños les restamos 17, para ver si podíamos mejorar los resultados.</text:p>
      <text:p text:style-name="P53">Lo llamamos igual que el submit anterios porque no nos sirvió el resultado</text:p>
      <text:p text:style-name="P53">Submit del archivo submitRFR5.csv: 0.50211</text:p>
      <text:p text:style-name="P53"><text:soft-page-break/>Volvemos a evaluar el archivo en kaggle pero redondeando a 1 o 0</text:p>
      <text:p text:style-name="P53">Submit submitRFR6.csv: 0.50028</text:p>
      <text:p text:style-name="P53"/>
      <text:p text:style-name="P53">Vemos que es menor, si el redondeo lo hacemos con al reves lo da igual mismo resultado</text:p>
      <text:p text:style-name="P53"/>
      <text:p text:style-name="P53">Probamos que sucede di reducimos los datos irrelevantes</text:p>
      <text:p text:style-name="P53">Submit submitRFR5.csv 0.50113 Mejoro un poco</text:p>
      <text:p text:style-name="P53"/>
      <text:p text:style-name="P53">Cambiamos el set de datos y volvimos a realizar el modelo. Nuevo submit: <text:span text:style-name="T6">(con un max_depth=100)</text:span></text:p>
      <text:p text:style-name="P54"><text:span text:style-name="T1">submitRFR5.csv 0.65614 Mejora visiblemente, pero sólo tomamos una muestra de 1.5 millones. Con un score de <text:s/>0.26, esto quiere decir que predice un poco mejor respecto a lo que estuvimos observando, pero que aprendió realmente mal, respecto al set de entrenamiento. Si redondeamos el resultado obtenemos una precisión de 0.588, con un resultado de kaggle 0.64.</text:span></text:p>
      <text:p text:style-name="P55"/>
      <text:p text:style-name="P56"><text:span text:style-name="T32">C</text:span>uando agregamos mas datos, 1.3 millones, el score baja tanto que el modelo no aprendió ni sobre el test de entrenamiento.</text:p>
      <text:p text:style-name="P56"/>
      <text:p text:style-name="P56"><text:span text:style-name="T33">Obteniendo un 20% del set de datos mas grande, obtuvimos un score de muy pequeño un poco mas alto que el modelo que entrenó con todos los datos, entonces podemos decir que aprendió mejor con menos datos.</text:span></text:p>
      <text:p text:style-name="P57"/>
      <text:list xml:id="list181005441356838" text:continue-list="list4211098788677075812" text:style-name="L3">
        <text:list-header>
          <text:p text:style-name="P8"/>
        </text:list-header>
        <text:list-item>
          <text:p text:style-name="P16"><text:span text:style-name="T10">KNN:</text:span></text:p>
          <text:list>
            <text:list-item>
              <text:p text:style-name="P17"><text:span text:style-name="T9">En un principio </text:span><text:span text:style-name="T11">(c</text:span><text:span text:style-name="T12">on un set de entrenamiento </text:span><text:span text:style-name="T11">de </text:span><text:span text:style-name="T13">5</text:span><text:span text:style-name="T11">00 mil pares id-aviso-idpostulante</text:span><text:span text:style-name="T12">)</text:span><text:span text:style-name="T9">:</text:span></text:p>
            </text:list-item>
          </text:list>
        </text:list-item>
      </text:list>
      <text:p text:style-name="P39">Utilizamos K vecinos mas cercanos, vimos que a medida que K aumentaba ten<text:span text:style-name="T24">Í</text:span>amos un mejor score (aprendizaje con nuestro propio set de entrenamiento <text:span text:style-name="T24">de 800 mil pares id-aviso-idpostulante</text:span>). </text:p>
      <text:p text:style-name="P40">Probamos K=1, K=41, K=71 y K=100</text:p>
      <text:p text:style-name="P41">Analizamos la precisión de los valores de k de cada modelo, el mismo es de una presición de 61% aproximadamente.</text:p>
      <text:p text:style-name="P41">Pudimos observar que cuanto mas grande es k según los resultados de kaggle son mas bajos <text:span text:style-name="T7">los score (por una diferencia mínima), por ende </text:span>elegimos un valor de k=41 con un set de entrenamiento aproximadamente de 500000 elementos. </text:p>
      <text:p text:style-name="P41">Si aumentamos la cantidad de elemntos del set de entrenamiento (ej800000) la precisión aumenta un cierto porc (con k=41)</text:p>
      <text:p text:style-name="P39">Con K=100 nuestro score dismiyó, <text:span text:style-name="T21">cuando realizamos los submits vimos que el que mejor aprendió fue con k=41 con un score de 0.54</text:span></text:p>
      <text:p text:style-name="P48"><text:span text:style-name="T21">Al modificar el set de datos mejoró a 0.63 (submitKNN4.csv)</text:span></text:p>
      <text:list xml:id="list181003488243504" text:continue-numbering="true" text:style-name="L3">
        <text:list-item>
          <text:list>
            <text:list-item>
              <text:p text:style-name="P19"><text:span text:style-name="T18">En segundo lugar </text:span><text:span text:style-name="T27">(c</text:span><text:span text:style-name="T28">on un set de entrenamiento </text:span><text:span text:style-name="T27">de 1 Millón de pares id-aviso-idpostulante</text:span><text:span text:style-name="T28">)</text:span><text:span text:style-name="T18">: </text:span></text:p>
            </text:list-item>
          </text:list>
          <text:p text:style-name="P23"><text:span text:style-name="T21">Subimos otros KNN con k=1, aunque sabìamos que si eso fuera lo correcto estarìamos en un caso de overfitting, decidimos probar qué nos daba kaggle. Nos dio un puntaje levemente mayor a 0.5, por lo que predecìa muy mal. Probamos esto con distintos tipo de distancias, clases de algoritmos y criterios de pesos, obteniendo </text:span><text:soft-page-break/><text:span text:style-name="T21">resultados muy pobres y parecidos, pero mejorando con p=3 (distancia de Minkoswky).</text:span></text:p>
        </text:list-item>
      </text:list>
      <text:list xml:id="list181004591502143" text:continue-list="list5787444297089773364" text:style-name="L2">
        <text:list-header>
          <text:p text:style-name="P20"><text:span text:style-name="T25">Subimos otros KNN con k=1, aunque sabìamos que si eso fuera lo correcto estarìamos en un caso de overfitting, decidimos probar qué nos daba kaggle. Nos dio un puntaje levemente mayor a 0.5, por lo que predecía muy mal. Probamos esto con distintos tipo de distancias, clases de algoritmos y criterios de pesos, obteniendo resultados muy pobres y parecidos, pero mejorando con p=3 (distancia de Minkoswky).</text:span></text:p>
          <text:p text:style-name="P20">Habiendo visto que la distancia de Minkowsky nos daba mejores resultados, y comprob<text:span text:style-name="T26">á</text:span>ndolo nuevamente, decidimos  hacer un submit con k = 100, que era el máximo que hab<text:span text:style-name="T26">í</text:span>amos probado y <text:span text:style-name="T26">el </text:span>que nos hab<text:span text:style-name="T26">í</text:span>a dado mejor score <text:span text:style-name="T26">(igual que con el set de arriba)</text:span>. Por primera vez obtuvimos un resultado de 0.62, bastante superior a lo que ven<text:span text:style-name="T26">í</text:span>amos manejando.</text:p>
          <text:p text:style-name="P22">Una de las primeras mejoras que le hicimos fue hashear los datos de idaviso e idusuario para que ocupen nada más que 8 bits. Obtuvimos mejoras muy leves, pero el verdadero nirvana fue cuando nos dimos cuenta de que era mejor eliminar estas columnas ya que no había ninguna relación de distancia entre un id y otro. A partir de acá nuestros algoritmos mejoraron bastante (no solo KNN, sino que los demás también porque lo aplicamos para todos)</text:p>
          <text:p text:style-name="P21">Acá decidimos usar el dato de que la mitad de las celdas a predecir eran unos y la otra ceros, por lo que probamos diferentes maneras de balancearlos. Los mejores resultados los obtuvimos redondeando a 0 los valores entre 0 y 0.35, redondeando a 1 los pertenecientes al rango (0.75,1] y dejando el resto como estaba. Al hacer esto descubrimos que si <text:span text:style-name="T31">redondeábamos</text:span> de [0,0.5) y de [0.5, 1] para abajo y para arriba respectivamente, si bien obteníamos peores resultados, teníamos una cantidad de ceros y unos muy similar, como esper<text:span text:style-name="T31">á</text:span>bamos. Sin embargo, los mejores resultados los obtuvimos redondeando a 0 los valores entre 0 y 0.35, redondeando a 1 los pertenecientes al rango (0.75,1] y dejando el resto como estaba. El problema con esto fue que la mayoría de los datos estaban en el intervalo libre [0,35, 0,75], lo que indica el underfitting, es decir que nuestro modelo no llegó a aprender bien todo, probablemente debido, entre otras cosas a la poca cantidad de datos que usamos en los sets de entrenamiento.</text:p>
          <text:p text:style-name="P12"><text:span text:style-name="T26">Como vimos que este algoritmo nos daba buenos resultados, sobre todo comparado con los otros, decidimos hacer un nuevo training set e investigar mejor sobre estos algoritmos. <text:s/>Fue así que nos fuimos perfeccionando y eliminamos la columna ‘online’, que habíamos creado y no aportaba mucho valor, y la del mes, que descubrimos que tampoco era muy útil; fuimos aumentando el k de a pasos hasta llegar a un K=450 (probamos con 500 y tiró memory error, por lo que este fue nuestro máximo, por más que el error parecía seguir bajando). Volvimos a balancear dejando el intervalo [0,35, 0,75], libre hasta que conseguimos nuestro mejor submit hasta ahora: 0,69596. </text:span></text:p>
        </text:list-header>
      </text:list>
      <text:p text:style-name="P13"/>
      <text:list xml:id="list181004770659618" text:continue-list="list181003488243504" text:style-name="L3">
        <text:list-item>
          <text:p text:style-name="P10"><text:soft-page-break/><text:span text:style-name="T20">Otros algoritmos</text:span><text:span text:style-name="T19">:</text:span></text:p>
        </text:list-item>
      </text:list>
      <text:p text:style-name="P14"><text:tab/>Nos hubiese gustado poder hacer un verdadero grid search, en vez de probar a submits los resultados de cada columna y probar algoritmos como svm y </text:p>
      <text:list xml:id="list181003608374314" text:continue-list="list181004447716653" text:style-name="L1">
        <text:list-header>
          <text:p text:style-name="P35"><text:span text:style-name="T22"/></text:p>
        </text:list-header>
      </text:list>
      <text:p text:style-name="P28"/>
      <text:p text:style-name="P28"/>
      <text:p text:style-name="P37">Conclusión:</text:p>
      <text:p text:style-name="P30"/>
      <text:p text:style-name="P38">Cómo no conseguimos mejorar los resultados nos dimos cuenta que <text:span text:style-name="T34">teníamos</text:span> un inconveniente en el set de datos, cuando los modificamos pudimos obtener un mejor resultado, ya que pudimos superar los 0.6 de score. <text:span text:style-name="T1">Decidimos borrar algunas columnas ya que dificultaba el aprendizaje, como la columna nombre_area (ya que posee muchos valores que no tienen relación alguna, y los que son parecidos tienen valores muy altos), online(ya que todos los avisos están disponibles) y los id de avisos y postulantes ( ya que pueden variar y no influyen en la decisión de los mismos).</text:span></text:p>
      <text:p text:style-name="P25"><text:span text:style-name="T15">Cuando sacamos la columna nombre area nos dimos cuenta que el score con el set de entrenamiento bajo unos puntos, por ejemplo, en random forest regressor con la columna obtuvimos 0.26 aproximadamente, que nos di</text:span><text:span text:style-name="T16">o</text:span><text:span text:style-name="T15"> un resultado favorable respecto al submit, y sin la colum</text:span>na 0.21.</text:p>
      <text:p text:style-name="P25"/>
      <text:p text:style-name="P26">En nuestro primer TP tampoco habíamos conseguido grandes resultados y eso tambien influyó. Nuestro hardware fue un gran limitante también. </text:p>
      <text:p text:style-name="P26"/>
      <text:p text:style-name="P26">Sin embargo aprendimos como funcionan los algoritmos básicos de machine learning y, sobre todo, el procedimiento general (creacion de set, fit, predict, score), detrás de este gran mundo.</text:p>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23:12:48.438842465</meta:creation-date>
    <dc:date>2018-06-28T18:10:03.131614217</dc:date>
    <meta:editing-duration>PT17M42S</meta:editing-duration>
    <meta:editing-cycles>4</meta:editing-cycles>
    <meta:generator>LibreOffice/5.1.6.2$Linux_X86_64 LibreOffice_project/10m0$Build-2</meta:generator>
    <meta:document-statistic meta:table-count="0" meta:image-count="0" meta:object-count="0" meta:page-count="6" meta:paragraph-count="76" meta:word-count="2280" meta:character-count="13715" meta:non-whitespace-character-count="11510"/>
  </office:meta>
</office:document-meta>
</file>